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ngsanaUPC" svg:font-family="AngsanaUP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34in"/>
    </style:style>
    <style:style style:name="co2" style:family="table-column">
      <style:table-column-properties fo:break-before="auto" style:column-width="0.9744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 style:data-style-name="N8100">
      <style:text-properties style:font-name="AngsanaUPC" fo:font-size="14pt" style:font-size-asian="14pt" style:font-size-complex="14pt"/>
    </style:style>
    <style:style style:name="ce3" style:family="table-cell" style:parent-style-name="Excel_20_Built-in_20_Normal" style:data-style-name="N8100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INVOICE_NO</text:p>
          </table:table-cell>
          <table:table-cell table:style-name="ce3" office:value-type="string">
            <text:p>PO_NO</text:p>
          </table:table-cell>
          <table:table-cell table:style-name="ce1" office:value-type="string">
            <text:p>ITEM_NO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_PRICE</text:p>
          </table:table-cell>
          <table:table-cell table:style-name="ce1" office:value-type="string">
            <text:p>AMOUNT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F12308-0089</text:p>
          </table:table-cell>
          <table:table-cell office:value-type="string">
            <text:p>1246415001</text:p>
          </table:table-cell>
          <table:table-cell office:value-type="string">
            <text:p>101149321</text:p>
          </table:table-cell>
          <table:table-cell office:value-type="string">
            <text:p>800</text:p>
          </table:table-cell>
          <table:table-cell office:value-type="string">
            <text:p>10.8500</text:p>
          </table:table-cell>
          <table:table-cell office:value-type="string">
            <text:p>8680.00</text:p>
          </table:table-cell>
          <table:table-cell table:number-columns-repeated="1018"/>
        </table:table-row>
        <table:table-row table:style-name="ro2">
          <table:table-cell office:value-type="string">
            <text:p>F12308-0089</text:p>
          </table:table-cell>
          <table:table-cell office:value-type="string">
            <text:p>1251324001</text:p>
          </table:table-cell>
          <table:table-cell office:value-type="string">
            <text:p>101149321</text:p>
          </table:table-cell>
          <table:table-cell office:value-type="string">
            <text:p>200</text:p>
          </table:table-cell>
          <table:table-cell office:value-type="string">
            <text:p>10.8500</text:p>
          </table:table-cell>
          <table:table-cell office:value-type="string">
            <text:p>2170.00</text:p>
          </table:table-cell>
          <table:table-cell table:number-columns-repeated="1018"/>
        </table:table-row>
        <table:table-row table:style-name="ro2">
          <table:table-cell office:value-type="string">
            <text:p>F12308-0089</text:p>
          </table:table-cell>
          <table:table-cell office:value-type="string">
            <text:p>1251875001</text:p>
          </table:table-cell>
          <table:table-cell office:value-type="string">
            <text:p>101149321</text:p>
          </table:table-cell>
          <table:table-cell office:value-type="string">
            <text:p>200</text:p>
          </table:table-cell>
          <table:table-cell office:value-type="string">
            <text:p>10.8500</text:p>
          </table:table-cell>
          <table:table-cell office:value-type="string">
            <text:p>2170.00</text:p>
          </table:table-cell>
          <table:table-cell table:number-columns-repeated="1018"/>
        </table:table-row>
        <table:table-row table:style-name="ro2">
          <table:table-cell office:value-type="string">
            <text:p>F12308-0089</text:p>
          </table:table-cell>
          <table:table-cell office:value-type="string">
            <text:p>1253083005</text:p>
          </table:table-cell>
          <table:table-cell office:value-type="string">
            <text:p>178033181</text:p>
          </table:table-cell>
          <table:table-cell office:value-type="string">
            <text:p>1400</text:p>
          </table:table-cell>
          <table:table-cell office:value-type="string">
            <text:p>0.3500</text:p>
          </table:table-cell>
          <table:table-cell office:value-type="string">
            <text:p>490.00</text:p>
          </table:table-cell>
          <table:table-cell table:number-columns-repeated="1018"/>
        </table:table-row>
        <table:table-row table:style-name="ro2">
          <table:table-cell office:value-type="string">
            <text:p>F12308-0089</text:p>
          </table:table-cell>
          <table:table-cell office:value-type="string">
            <text:p>1253083006</text:p>
          </table:table-cell>
          <table:table-cell office:value-type="string">
            <text:p>178033181</text:p>
          </table:table-cell>
          <table:table-cell office:value-type="string">
            <text:p>2800</text:p>
          </table:table-cell>
          <table:table-cell office:value-type="string">
            <text:p>0.3500</text:p>
          </table:table-cell>
          <table:table-cell office:value-type="string">
            <text:p>980.00</text:p>
          </table:table-cell>
          <table:table-cell table:number-columns-repeated="1018"/>
        </table:table-row>
        <table:table-row table:style-name="ro2">
          <table:table-cell office:value-type="string">
            <text:p>F12308-0089</text:p>
          </table:table-cell>
          <table:table-cell office:value-type="string">
            <text:p>1251875021</text:p>
          </table:table-cell>
          <table:table-cell office:value-type="string">
            <text:p>184692511</text:p>
          </table:table-cell>
          <table:table-cell office:value-type="string">
            <text:p>60</text:p>
          </table:table-cell>
          <table:table-cell office:value-type="string">
            <text:p>1.1400</text:p>
          </table:table-cell>
          <table:table-cell office:value-type="string">
            <text:p>68.40</text:p>
          </table:table-cell>
          <table:table-cell table:number-columns-repeated="1018"/>
        </table:table-row>
        <table:table-row table:style-name="ro2">
          <table:table-cell office:value-type="string">
            <text:p>F12308-0089</text:p>
          </table:table-cell>
          <table:table-cell office:value-type="string">
            <text:p>1253083032</text:p>
          </table:table-cell>
          <table:table-cell office:value-type="string">
            <text:p>184697813</text:p>
          </table:table-cell>
          <table:table-cell office:value-type="string">
            <text:p>1690</text:p>
          </table:table-cell>
          <table:table-cell office:value-type="string">
            <text:p>10.9500</text:p>
          </table:table-cell>
          <table:table-cell office:value-type="string">
            <text:p>18505.50</text:p>
          </table:table-cell>
          <table:table-cell table:number-columns-repeated="1018"/>
        </table:table-row>
        <table:table-row table:style-name="ro2">
          <table:table-cell office:value-type="string">
            <text:p>F12308-0089</text:p>
          </table:table-cell>
          <table:table-cell office:value-type="string">
            <text:p>1253083031</text:p>
          </table:table-cell>
          <table:table-cell office:value-type="string">
            <text:p>184697813</text:p>
          </table:table-cell>
          <table:table-cell office:value-type="string">
            <text:p>710</text:p>
          </table:table-cell>
          <table:table-cell office:value-type="string">
            <text:p>10.9500</text:p>
          </table:table-cell>
          <table:table-cell office:value-type="string">
            <text:p>7774.50</text:p>
          </table:table-cell>
          <table:table-cell table:number-columns-repeated="1018"/>
        </table:table-row>
        <table:table-row table:style-name="ro2">
          <table:table-cell office:value-type="string">
            <text:p>F12308-0089</text:p>
          </table:table-cell>
          <table:table-cell office:value-type="string">
            <text:p>1253083037</text:p>
          </table:table-cell>
          <table:table-cell office:value-type="string">
            <text:p>184698113</text:p>
          </table:table-cell>
          <table:table-cell office:value-type="string">
            <text:p>500</text:p>
          </table:table-cell>
          <table:table-cell office:value-type="string">
            <text:p>18.1500</text:p>
          </table:table-cell>
          <table:table-cell office:value-type="string">
            <text:p>9075.00</text:p>
          </table:table-cell>
          <table:table-cell table:number-columns-repeated="1018"/>
        </table:table-row>
        <table:table-row table:style-name="ro2">
          <table:table-cell office:value-type="string">
            <text:p>F12308-0089</text:p>
          </table:table-cell>
          <table:table-cell office:value-type="string">
            <text:p>1253083036</text:p>
          </table:table-cell>
          <table:table-cell office:value-type="string">
            <text:p>184698113</text:p>
          </table:table-cell>
          <table:table-cell office:value-type="string">
            <text:p>300</text:p>
          </table:table-cell>
          <table:table-cell office:value-type="string">
            <text:p>18.1500</text:p>
          </table:table-cell>
          <table:table-cell office:value-type="string">
            <text:p>5445.00</text:p>
          </table:table-cell>
          <table:table-cell table:number-columns-repeated="101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ngsanaUPC" svg:font-family="AngsanaUP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06">03/06/2024</text:date>, <text:time>14:2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06T14:26:04.12</dc:date>
    <meta:generator>OpenOffice/4.1.15$Win32 OpenOffice.org_project/4115m2$Build-9813</meta:generator>
    <meta:editing-duration>PT8M46S</meta:editing-duration>
    <meta:editing-cycles>1</meta:editing-cycles>
    <meta:document-statistic meta:table-count="1" meta:cell-count="66" meta:object-count="0"/>
  </office:meta>
</office:document-meta>
</file>